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375in"/>
    </style:style>
    <style:style style:name="Table1.B" style:family="table-column">
      <style:table-column-properties style:column-width="1.0625in"/>
    </style:style>
    <style:style style:name="Table1.C" style:family="table-column">
      <style:table-column-properties style:column-width="1.3854in"/>
    </style:style>
    <style:style style:name="Table1.D" style:family="table-column">
      <style:table-column-properties style:column-width="2.87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6729in"/>
    </style:style>
    <style:style style:name="Table2.B" style:family="table-column">
      <style:table-column-properties style:column-width="2.15in"/>
    </style:style>
    <style:style style:name="Table2.C" style:family="table-column">
      <style:table-column-properties style:column-width="2.8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c494a" officeooo:paragraph-rsid="001c494a"/>
    </style:style>
    <style:style style:name="P2" style:family="paragraph" style:parent-style-name="Standard">
      <style:text-properties officeooo:rsid="001c4e4f" officeooo:paragraph-rsid="001c4e4f"/>
    </style:style>
    <style:style style:name="P3" style:family="paragraph" style:parent-style-name="Standard">
      <style:text-properties officeooo:rsid="001d73d6" officeooo:paragraph-rsid="001d73d6"/>
    </style:style>
    <style:style style:name="P4" style:family="paragraph" style:parent-style-name="Standard">
      <style:text-properties officeooo:rsid="001f9dc4" officeooo:paragraph-rsid="001f9dc4"/>
    </style:style>
    <style:style style:name="P5" style:family="paragraph" style:parent-style-name="Standard">
      <style:text-properties officeooo:rsid="002111a4" officeooo:paragraph-rsid="002111a4"/>
    </style:style>
    <style:style style:name="P6" style:family="paragraph" style:parent-style-name="Standard">
      <style:paragraph-properties fo:break-before="page"/>
      <style:text-properties officeooo:rsid="001c494a" officeooo:paragraph-rsid="001c494a"/>
    </style:style>
    <style:style style:name="P7" style:family="paragraph" style:parent-style-name="Text_20_body">
      <style:text-properties officeooo:rsid="001a55e6" officeooo:paragraph-rsid="001a55e6"/>
    </style:style>
    <style:style style:name="P8" style:family="paragraph" style:parent-style-name="Table_20_Contents">
      <style:text-properties fo:font-size="11pt" style:font-size-asian="11pt" style:font-size-complex="11pt"/>
    </style:style>
    <style:style style:name="P9" style:family="paragraph" style:parent-style-name="Table_20_Contents">
      <style:text-properties fo:font-size="11pt" officeooo:rsid="001769bd" officeooo:paragraph-rsid="001769bd" style:font-size-asian="11pt" style:font-size-complex="11pt"/>
    </style:style>
    <style:style style:name="P10" style:family="paragraph" style:parent-style-name="Table_20_Contents">
      <style:text-properties fo:font-size="11pt" officeooo:rsid="001769bd" officeooo:paragraph-rsid="001773d1" style:font-size-asian="11pt" style:font-size-complex="11pt"/>
    </style:style>
    <style:style style:name="P11" style:family="paragraph" style:parent-style-name="Table_20_Contents">
      <style:text-properties fo:font-size="11pt" officeooo:rsid="001773d1" officeooo:paragraph-rsid="001773d1" style:font-size-asian="11pt" style:font-size-complex="11pt"/>
    </style:style>
    <style:style style:name="P12" style:family="paragraph" style:parent-style-name="Table_20_Contents">
      <style:text-properties officeooo:rsid="001c4e4f" officeooo:paragraph-rsid="001c4e4f"/>
    </style:style>
    <style:style style:name="P13" style:family="paragraph" style:parent-style-name="Table_20_Contents">
      <style:text-properties officeooo:rsid="001d73d6" officeooo:paragraph-rsid="001d73d6"/>
    </style:style>
    <style:style style:name="P14" style:family="paragraph" style:parent-style-name="Table_20_Contents">
      <style:text-properties officeooo:rsid="0025395a" officeooo:paragraph-rsid="0025395a"/>
    </style:style>
    <style:style style:name="P15" style:family="paragraph" style:parent-style-name="Table_20_Heading">
      <style:text-properties fo:font-size="11pt" officeooo:rsid="001769bd" officeooo:paragraph-rsid="001769bd" style:font-size-asian="11pt" style:font-size-complex="11pt"/>
    </style:style>
    <style:style style:name="P16" style:family="paragraph" style:parent-style-name="Table_20_Heading">
      <style:text-properties officeooo:rsid="001c494a" officeooo:paragraph-rsid="001c494a"/>
    </style:style>
    <style:style style:name="T1" style:family="text">
      <style:text-properties officeooo:rsid="001769bd"/>
    </style:style>
    <style:style style:name="T2" style:family="text">
      <style:text-properties officeooo:rsid="001773d1"/>
    </style:style>
    <style:style style:name="T3" style:family="text">
      <style:text-properties officeooo:rsid="001c4e4f"/>
    </style:style>
    <style:style style:name="T4" style:family="text">
      <style:text-properties officeooo:rsid="0020a608"/>
    </style:style>
    <style:style style:name="T5" style:family="text">
      <style:text-properties officeooo:rsid="0021ce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Variables de entrad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5">Nombre </text:p>
            </table:table-cell>
            <table:table-cell table:style-name="Table1.A1" office:value-type="string">
              <text:p text:style-name="P15">Tipo</text:p>
            </table:table-cell>
            <table:table-cell table:style-name="Table1.A1" office:value-type="string">
              <text:p text:style-name="P15">Rango</text:p>
            </table:table-cell>
            <table:table-cell table:style-name="Table1.D1" office:value-type="string">
              <text:p text:style-name="P15">Utilidad</text:p>
            </table:table-cell>
          </table:table-row>
        </table:table-header-rows>
        <table:table-row>
          <table:table-cell table:style-name="Table1.A2" office:value-type="string">
            <text:p text:style-name="P8">/<text:span text:style-name="T1">Vel_main</text:span></text:p>
          </table:table-cell>
          <table:table-cell table:style-name="Table1.A2" office:value-type="string">
            <text:p text:style-name="P9">Int o Float</text:p>
          </table:table-cell>
          <table:table-cell table:style-name="Table1.A2" office:value-type="string">
            <text:p text:style-name="P8">-<text:span text:style-name="T1">43~43 <text:s/>(fps)</text:span></text:p>
          </table:table-cell>
          <table:table-cell table:style-name="Table1.D2" office:value-type="string">
            <text:p text:style-name="P9">Velocidad del motor de arrastre, medida en frames por segundo</text:p>
          </table:table-cell>
        </table:table-row>
        <table:table-row>
          <table:table-cell table:style-name="Table1.A2" office:value-type="string">
            <text:p text:style-name="P8">/<text:span text:style-name="T1">Luz</text:span></text:p>
          </table:table-cell>
          <table:table-cell table:style-name="Table1.A2" office:value-type="string">
            <text:p text:style-name="P9">Int</text:p>
          </table:table-cell>
          <table:table-cell table:style-name="Table1.A2" office:value-type="string">
            <text:p text:style-name="P9">0~255</text:p>
          </table:table-cell>
          <table:table-cell table:style-name="Table1.D2" office:value-type="string">
            <text:p text:style-name="P9">Potencia enviada a la lampara LED</text:p>
          </table:table-cell>
        </table:table-row>
        <table:table-row>
          <table:table-cell table:style-name="Table1.A2" office:value-type="string">
            <text:p text:style-name="P8">/<text:span text:style-name="T1">Vel_front</text:span></text:p>
          </table:table-cell>
          <table:table-cell table:style-name="Table1.A2" office:value-type="string">
            <text:p text:style-name="P9">Int o Float</text:p>
          </table:table-cell>
          <table:table-cell table:style-name="Table1.A2" office:value-type="string">
            <text:p text:style-name="P9">0~150 <text:s/>(ops)</text:p>
          </table:table-cell>
          <table:table-cell table:style-name="Table1.D2" office:value-type="string">
            <text:p text:style-name="P9">Velocidad del obturador frontal cuando es libre, medida en obturaciones por segundo.</text:p>
          </table:table-cell>
        </table:table-row>
        <table:table-row>
          <table:table-cell table:style-name="Table1.A2" office:value-type="string">
            <text:p text:style-name="P8">/<text:span text:style-name="T1">Vel_tras</text:span></text:p>
          </table:table-cell>
          <table:table-cell table:style-name="Table1.A2" office:value-type="string">
            <text:p text:style-name="P9">Int o Float</text:p>
          </table:table-cell>
          <table:table-cell table:style-name="Table1.A2" office:value-type="string">
            <text:p text:style-name="P9">0~150 <text:s/>(ops)</text:p>
          </table:table-cell>
          <table:table-cell table:style-name="Table1.D2" office:value-type="string">
            <text:p text:style-name="P9">Velocidad del obturador trasero cuando es libre.</text:p>
          </table:table-cell>
        </table:table-row>
        <table:table-row>
          <table:table-cell table:style-name="Table1.A2" office:value-type="string">
            <text:p text:style-name="P8">/<text:span text:style-name="T1">Master_front_tras</text:span></text:p>
          </table:table-cell>
          <table:table-cell table:style-name="Table1.A2" office:value-type="string">
            <text:p text:style-name="P9">Int o Boolean</text:p>
          </table:table-cell>
          <table:table-cell table:style-name="Table1.A2" office:value-type="string">
            <text:p text:style-name="P9">0~1</text:p>
          </table:table-cell>
          <table:table-cell table:style-name="Table1.D2" office:value-type="string">
            <text:p text:style-name="P9">0: el maestro del motor del obturador frontal es el Main</text:p>
            <text:p text:style-name="P9">1: el maestro es el motor del obturador trasero</text:p>
          </table:table-cell>
        </table:table-row>
        <table:table-row>
          <table:table-cell table:style-name="Table1.A2" office:value-type="string">
            <text:p text:style-name="P9">/Master_tras_front</text:p>
          </table:table-cell>
          <table:table-cell table:style-name="Table1.A2" office:value-type="string">
            <text:p text:style-name="P9">Int o Boolean</text:p>
          </table:table-cell>
          <table:table-cell table:style-name="Table1.A2" office:value-type="string">
            <text:p text:style-name="P9">0~1</text:p>
          </table:table-cell>
          <table:table-cell table:style-name="Table1.D2" office:value-type="string">
            <text:p text:style-name="P9">0: el maestro del motor del obturador trasero es el Main</text:p>
            <text:p text:style-name="P9">1: el maestro es el motor del obturador frontal</text:p>
          </table:table-cell>
        </table:table-row>
        <table:table-row>
          <table:table-cell table:style-name="Table1.A2" office:value-type="string">
            <text:p text:style-name="P9">/Front_free</text:p>
          </table:table-cell>
          <table:table-cell table:style-name="Table1.A2" office:value-type="string">
            <text:p text:style-name="P9">Int o Boolean</text:p>
          </table:table-cell>
          <table:table-cell table:style-name="Table1.A2" office:value-type="string">
            <text:p text:style-name="P9">0~1</text:p>
          </table:table-cell>
          <table:table-cell table:style-name="Table1.D2" office:value-type="string">
            <text:p text:style-name="P9">0: el motor del obturador frontal es esclavo</text:p>
            <text:p text:style-name="P9">1: el motor es libre</text:p>
          </table:table-cell>
        </table:table-row>
        <table:table-row>
          <table:table-cell table:style-name="Table1.A2" office:value-type="string">
            <text:p text:style-name="P9">/Tras_free</text:p>
          </table:table-cell>
          <table:table-cell table:style-name="Table1.A2" office:value-type="string">
            <text:p text:style-name="P9">Int o Boolean</text:p>
          </table:table-cell>
          <table:table-cell table:style-name="Table1.A2" office:value-type="string">
            <text:p text:style-name="P9">0~1</text:p>
          </table:table-cell>
          <table:table-cell table:style-name="Table1.D2" office:value-type="string">
            <text:p text:style-name="P9">0: el motor del obturador trasero es esclavo</text:p>
            <text:p text:style-name="P9">1: el motor es libre</text:p>
          </table:table-cell>
        </table:table-row>
        <table:table-row>
          <table:table-cell table:style-name="Table1.A2" office:value-type="string">
            <text:p text:style-name="P9">/<text:span text:style-name="T2">Front_park</text:span></text:p>
          </table:table-cell>
          <table:table-cell table:style-name="Table1.A2" office:value-type="string">
            <text:p text:style-name="P10">Int o Boolean</text:p>
          </table:table-cell>
          <table:table-cell table:style-name="Table1.A2" office:value-type="string">
            <text:p text:style-name="P10">0~1</text:p>
          </table:table-cell>
          <table:table-cell table:style-name="Table1.D2" office:value-type="string">
            <text:p text:style-name="P11">0: indiferente</text:p>
            <text:p text:style-name="P11">1: el motor del obturador frontal no es esclavo y se lleva a la posicion de parking.</text:p>
          </table:table-cell>
        </table:table-row>
        <table:table-row>
          <table:table-cell table:style-name="Table1.A2" office:value-type="string">
            <text:p text:style-name="P9">/<text:span text:style-name="T2">Tras_park</text:span></text:p>
          </table:table-cell>
          <table:table-cell table:style-name="Table1.A2" office:value-type="string">
            <text:p text:style-name="P10">Int o Boolean</text:p>
          </table:table-cell>
          <table:table-cell table:style-name="Table1.A2" office:value-type="string">
            <text:p text:style-name="P10">0~1</text:p>
          </table:table-cell>
          <table:table-cell table:style-name="Table1.D2" office:value-type="string">
            <text:p text:style-name="P11">0: indiferente</text:p>
            <text:p text:style-name="P11">1: el motor del obturador trasero no es esclavo y se lleva a la posicion de parking.</text:p>
          </table:table-cell>
        </table:table-row>
        <table:table-row>
          <table:table-cell table:style-name="Table1.A2" office:value-type="string">
            <text:p text:style-name="P9">/<text:span text:style-name="T2">Div_front</text:span></text:p>
          </table:table-cell>
          <table:table-cell table:style-name="Table1.A2" office:value-type="string">
            <text:p text:style-name="P11">Int o Float</text:p>
          </table:table-cell>
          <table:table-cell table:style-name="Table1.A2" office:value-type="string">
            <text:p text:style-name="P11">0~3</text:p>
          </table:table-cell>
          <table:table-cell table:style-name="Table1.D2" office:value-type="string">
            <text:p text:style-name="P11">Factor por el que se multiplicara la velocidad del motor del obturador frontal con respecto al maestro</text:p>
          </table:table-cell>
        </table:table-row>
        <table:table-row>
          <table:table-cell table:style-name="Table1.A2" office:value-type="string">
            <text:p text:style-name="P9">/<text:span text:style-name="T2">Div_tras</text:span></text:p>
          </table:table-cell>
          <table:table-cell table:style-name="Table1.A2" office:value-type="string">
            <text:p text:style-name="P11">Int o Float</text:p>
          </table:table-cell>
          <table:table-cell table:style-name="Table1.A2" office:value-type="string">
            <text:p text:style-name="P11">0~3</text:p>
          </table:table-cell>
          <table:table-cell table:style-name="Table1.D2" office:value-type="string">
            <text:p text:style-name="P11">Factor por el que se multiplicara la velocidad del motor del obturador trasero con respecto al maestro</text:p>
          </table:table-cell>
        </table:table-row>
        <table:table-row>
          <table:table-cell table:style-name="Table1.A2" office:value-type="string">
            <text:p text:style-name="P9">/<text:span text:style-name="T2">Ph_f_target</text:span></text:p>
          </table:table-cell>
          <table:table-cell table:style-name="Table1.A2" office:value-type="string">
            <text:p text:style-name="P11">Int o Float</text:p>
          </table:table-cell>
          <table:table-cell table:style-name="Table1.A2" office:value-type="string">
            <text:p text:style-name="P11">0~359</text:p>
          </table:table-cell>
          <table:table-cell table:style-name="Table1.D2" office:value-type="string">
            <text:p text:style-name="P11">Relacion de fase deseada para el motor del obturador frontal con respecto al maestro</text:p>
          </table:table-cell>
        </table:table-row>
        <table:table-row>
          <table:table-cell table:style-name="Table1.A2" office:value-type="string">
            <text:p text:style-name="P9">/<text:span text:style-name="T2">Ph_t_target</text:span></text:p>
          </table:table-cell>
          <table:table-cell table:style-name="Table1.A2" office:value-type="string">
            <text:p text:style-name="P11">Int o Float</text:p>
          </table:table-cell>
          <table:table-cell table:style-name="Table1.A2" office:value-type="string">
            <text:p text:style-name="P11">0~359</text:p>
          </table:table-cell>
          <table:table-cell table:style-name="Table1.D2" office:value-type="string">
            <text:p text:style-name="P11">Relacion de fase desdeada para el motor del obturador trasero con respecto al maestro</text:p>
          </table:table-cell>
        </table:table-row>
      </table:table>
      <text:p text:style-name="Standard"/>
      <text:p text:style-name="Standard"/>
      <text:p text:style-name="P2">Como acuse de dato recibido se retorna el mismo dato, en el caso de la velocidad del motor de arrastre de la cinta el dato se devuelve una vez que la placa Trinamic haya retornado los datos confirmados. </text:p>
      <text:p text:style-name="P3">Los datos recibidos y retornados son del tipo OSC Message. <text:span text:style-name="T4">El puerto de recepcion es 8000 y el de respuesta el 6000, la IP sera 172.26.100.177</text:span></text:p>
      <text:p text:style-name="P6">Datos retornados cada 100mS:</text:p>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6">Nombre</text:p>
            </table:table-cell>
            <table:table-cell table:style-name="Table2.A1" office:value-type="string">
              <text:p text:style-name="P16">Tipo</text:p>
            </table:table-cell>
            <table:table-cell table:style-name="Table2.C1" office:value-type="string">
              <text:p text:style-name="P16">Utilidad</text:p>
            </table:table-cell>
          </table:table-row>
        </table:table-header-rows>
        <table:table-row>
          <table:table-cell table:style-name="Table2.A2" office:value-type="string">
            <text:p text:style-name="Table_20_Contents"><text:bookmark-start text:name="__DdeLink__315_615689647"/>/<text:span text:style-name="T3">vel_obt_front_act</text:span><text:bookmark-end text:name="__DdeLink__315_615689647"/></text:p>
          </table:table-cell>
          <table:table-cell table:style-name="Table2.A2" office:value-type="string">
            <text:p text:style-name="P12">Float</text:p>
          </table:table-cell>
          <table:table-cell table:style-name="Table2.C2" office:value-type="string">
            <text:p text:style-name="P12">Velocidad actual del obturador frontal</text:p>
          </table:table-cell>
        </table:table-row>
        <table:table-row>
          <table:table-cell table:style-name="Table2.A2" office:value-type="string">
            <text:p text:style-name="Table_20_Contents"><text:bookmark-start text:name="__DdeLink__317_615689647"/>/<text:span text:style-name="T3">vel_obt_tras_act</text:span><text:bookmark-end text:name="__DdeLink__317_615689647"/></text:p>
          </table:table-cell>
          <table:table-cell table:style-name="Table2.A2" office:value-type="string">
            <text:p text:style-name="P12">Float</text:p>
          </table:table-cell>
          <table:table-cell table:style-name="Table2.C2" office:value-type="string">
            <text:p text:style-name="P12">Velocidad actual del obturador trasero</text:p>
          </table:table-cell>
        </table:table-row>
        <table:table-row>
          <table:table-cell table:style-name="Table2.A2" office:value-type="string">
            <text:p text:style-name="Table_20_Contents"><text:bookmark-start text:name="__DdeLink__319_615689647"/>/<text:span text:style-name="T3">ph_diff_front_act</text:span><text:bookmark-end text:name="__DdeLink__319_615689647"/></text:p>
          </table:table-cell>
          <table:table-cell table:style-name="Table2.A2" office:value-type="string">
            <text:p text:style-name="P13">Float</text:p>
          </table:table-cell>
          <table:table-cell table:style-name="Table2.C2" office:value-type="string">
            <text:p text:style-name="P13">Diferencia de fase del obturador frontal actual respecto a su maestro.</text:p>
          </table:table-cell>
        </table:table-row>
        <table:table-row>
          <table:table-cell table:style-name="Table2.A2" office:value-type="string">
            <text:p text:style-name="P13"><text:bookmark-start text:name="__DdeLink__321_615689647"/>/ph_diff_tras_act<text:bookmark-end text:name="__DdeLink__321_615689647"/></text:p>
          </table:table-cell>
          <table:table-cell table:style-name="Table2.A2" office:value-type="string">
            <text:p text:style-name="P13">Float</text:p>
          </table:table-cell>
          <table:table-cell table:style-name="Table2.C2" office:value-type="string">
            <text:p text:style-name="P13">Diferencia de fase del obturador trasero actual respecto a su maestro.</text:p>
          </table:table-cell>
        </table:table-row>
        <table:table-row>
          <table:table-cell table:style-name="Table2.A2" office:value-type="string">
            <text:p text:style-name="P14">/frame_count</text:p>
          </table:table-cell>
          <table:table-cell table:style-name="Table2.A2" office:value-type="string">
            <text:p text:style-name="P14">Float</text:p>
          </table:table-cell>
          <table:table-cell table:style-name="Table2.C2" office:value-type="string">
            <text:p text:style-name="P14">Cuenta de los cuadros pasados</text:p>
          </table:table-cell>
        </table:table-row>
      </table:table>
      <text:p text:style-name="P1"/>
      <text:p text:style-name="P4">Descripcion del sistema de control de los motores que mueven los obturadores:</text:p>
      <text:p text:style-name="P4">El bloque de control basico es un sistema de lazo cerrado alimentando un PID con la velocidad deseada y la velocidad actual medida en la interrupcion correspondiente (estas interrupciones tienen una tasa de 11 pulsos por revolucion y son medidas en la polea solidaria con el motor en cuestion), la salida de PID es aplicada al PWM que alimenta el puente H de cada motor. </text:p>
      <text:p text:style-name="P4">El siguiente nivel de control es un segundo lazo de realimentacion que tiene como entrada el resultado de la diferencia de tiempo entre el motor que sera esclavizado y su maestro, la salida se suma a la entrada de PID, en este caso los parametros Ki, Kp y Kd de PID estaran ajustados en una relacion aproximada 22:1 integral con respecto a proporcional, conformando un filtro de paso bajo. Si pensamos en el motor como un oscilador controlado por voltaje (PWM), la medicion de diferencia de tiempo es efectivamente un comparador de fase y la PID ajustada como filtro de paso bajo, el conjunto se puede ver como un PLL.</text:p>
      <text:p text:style-name="P4">Uno de los tiempos que entran en el comparador de fase se multiplicara por un factor (/Div_front y /Div_tras respectivamente) para obtener una velocidad multiplicada como resultado pudiendo controlar de esta manera velocidades relativas al master diferentes a la unidad. </text:p>
      <text:p text:style-name="P4">Un tercer lazo de realimentacion existe entre, la diferencia del tiempo medido directamente en cada obturador y el medido en quien sea su master, esta diferencia es expresada en grados (0~360) y sumada al tiempo que se le resta del maestro para obtener el error de la comparacion de entrada a PID, manejando una peticion de error en ese valor (entradas /Ph_f_target y /Ph_t_target)</text:p>
      <text:p text:style-name="P4">conseguiremos un 'angulo' sumado al de referencia que proporciona el maestro. Este angulo se supervisa en el main loop y se corrige cuando se obtiene el valor de tiempo en cuestion.</text:p>
      <text:p text:style-name="P4">Para seleccionar los estados se han colocado switches logicos con los que se permite seleccionar el origen de datos para el esclavo (/Master_tras front y /Master_front_tras) y si el motor en cuestion es libre o esclavo (/Front_free y /Tras_free), si el motor es libre el control sera su entrada de peticion de velocidad (/Vel_front y /Vel_tras).</text:p>
      <text:p text:style-name="P4"/>
      <text:p text:style-name="P5">Notas de utilizacion:</text:p>
      <text:p text:style-name="P5">- la relacion de fase se mantiene con decencia en todo el rango central, en los extremos se puede perder la linealidad creando un bucle infinito de busqueda de fase, <text:s/>se recomienda mantener <text:s/>la fase en un rango <text:s/>10º &lt; Ph_x_target &lt; 350º, en caso de que entre en bucle se puede salir de el con un requerimiento de fase un poco mas distanciado del extremo util</text:p>
      <text:p text:style-name="P5">- la fase de entrada de los obturadores en pantalla es de180º para el obturador frontal y 170º para el obturador trasero, esto es medido con respecto al flanco de subida de la señal de sincronia del eje de arrastre de la cinta que coincide con el momento en el que se ha depositado un cuadro en la zona de proyeccion y la uña de arrastre va a por el siguiente</text:p>
      <text:p text:style-name="P5">- a bajas velocidades las inercias del sistema son mas dificiles de controlar y afectan a la sincronia, <text:span text:style-name="T5">tambien la tasa de datos se vuelve insuficiente hasta 6fps se soporta bien, por debajo de 5fps ya no es suficiente, si la sincronia desdeada es entre los obturadores, éste limite esta sobre los 12o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1T10:22:40.060845666</meta:creation-date>
    <dc:date>2016-05-25T19:01:14.896246137</dc:date>
    <meta:editing-duration>P4DT1H39M1S</meta:editing-duration>
    <meta:editing-cycles>11</meta:editing-cycles>
    <meta:generator>LibreOffice/5.0.3.2$Linux_X86_64 LibreOffice_project/00m0$Build-2</meta:generator>
    <meta:document-statistic meta:table-count="2" meta:image-count="0" meta:object-count="0" meta:page-count="2" meta:paragraph-count="99" meta:word-count="969" meta:character-count="5589" meta:non-whitespace-character-count="4709"/>
  </office:meta>
</office:document-meta>
</file>